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0.114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4.15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75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875cm" fo:break-before="auto" style:use-optimal-row-height="false"/>
    </style:style>
    <style:style style:name="ro5" style:family="table-row">
      <style:table-row-properties style:row-height="1.295cm" fo:break-before="auto" style:use-optimal-row-height="false"/>
    </style:style>
    <style:style style:name="ro6" style:family="table-row">
      <style:table-row-properties style:row-height="1.7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style:text-align-source="fix" style:repeat-content="false" fo:wrap-option="wrap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fo:wrap-option="wrap" fo:border="0.002cm solid #000000" style:vertical-align="middle"/>
      <style:text-properties fo:font-weight="bold" style:font-weight-asian="bold" style:font-weight-complex="bold"/>
    </style:style>
    <style:style style:name="ce4" style:family="table-cell" style:parent-style-name="mystandard">
      <style:map style:condition="is-true-formula(EXACT([$Tabelle1.$B5];&quot;&quot;))" style:apply-style-name="issue" style:base-cell-address="Tabelle1.A5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mystandard">
      <style:table-cell-properties style:text-align-source="fix" style:repeat-content="false"/>
      <style:paragraph-properties fo:text-align="center" fo:margin-left="0cm"/>
      <style:map style:condition="is-true-formula(EXACT([$Tabelle1.$B5];&quot;&quot;))" style:apply-style-name="issue" style:base-cell-address="Tabelle1.A5"/>
    </style:style>
    <style:style style:name="ce9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number-columns-repeated="1021" table:default-cell-style-name="Default"/>
        <table:table-row table:style-name="ro1">
          <table:table-cell table:style-name="ce1" office:value-type="string" table:number-columns-spanned="3" table:number-rows-spanned="2">
            <text:p>Porting to new ModelView – Problems</text:p>
          </table:table-cell>
          <table:covered-table-cell table:style-name="ce5"/>
          <table:covered-table-cell table:style-name="ce5"/>
          <table:table-cell table:style-name="ce9" table:number-columns-repeated="1021"/>
        </table:table-row>
        <table:table-row table:style-name="ro2">
          <table:covered-table-cell table:number-columns-repeated="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Issue</text:p>
          </table:table-cell>
          <table:table-cell table:style-name="ce7" office:value-type="string">
            <text:p>Fixed</text:p>
          </table:table-cell>
          <table:table-cell table:style-name="ce7" office:value-type="string">
            <text:p>Notes</text:p>
          </table:table-cell>
          <table:table-cell table:style-name="ce10" table:number-columns-repeated="1021"/>
        </table:table-row>
        <table:table-row table:style-name="ro4">
          <table:table-cell table:style-name="ce4" office:value-type="string">
            <text:p>„Block selection mode“ :-)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Album Refresh (F5) not working</text:p>
          </table:table-cell>
          <table:table-cell table:style-name="ce8"/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batchtools disabled in Tools menu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5">
          <table:table-cell table:style-name="ce4" office:value-type="string">
            <text:p>Click on thumb for preview, change imagetype filter, image is gone and navigation is greyed out</text:p>
          </table:table-cell>
          <table:table-cell table:style-name="ce8"/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Clicking on the thumbnail in the thumbbar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Context menu is only partial visible on first click</text:p>
          </table:table-cell>
          <table:table-cell table:style-name="ce8"/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Copy / paste not working</text:p>
          </table:table-cell>
          <table:table-cell table:style-name="ce8"/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D&amp;D crashes digiKam sometimes (not in all albums)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Deleted images still visible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Disabled navigation in bottom right corner</text:p>
          </table:table-cell>
          <table:table-cell table:style-name="ce8"/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Edit button not always working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5">
          <table:table-cell table:style-name="ce4" office:value-type="string">
            <text:p>First item of each album in recursive mode is offset (appears in the previous album)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Flickering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6">
          <table:table-cell table:style-name="ce4" office:value-type="string">
            <text:p>mark thumb in iconview (no preview), collapse panel, selected thumbs moves around in a wrong way (sometimes out of the window)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5">
          <table:table-cell table:style-name="ce4" office:value-type="string">
            <text:p>Metadata update when navigating pictures is slower than before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MS: Compilation is broken under Vista using MinGW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MS: spacing problems between icon items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Navigation by keyboard shortcuts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Navigation by SHIFT+Arrow keys is broken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5">
          <table:table-cell table:style-name="ce4" office:value-type="string">
            <text:p>Quickfilter text search not working correctly (search for tags is broken)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Rating is broken (by menu / sidebar)</text:p>
          </table:table-cell>
          <table:table-cell table:style-name="ce8"/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Rating is broken (by shortcuts)</text:p>
          </table:table-cell>
          <table:table-cell table:style-name="ce8"/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Rating is broken (over icon view item)</text:p>
          </table:table-cell>
          <table:table-cell table:style-name="ce8"/>
          <table:table-cell table:style-name="ce4"/>
          <table:table-cell table:number-columns-repeated="1021"/>
        </table:table-row>
        <table:table-row table:style-name="ro5">
          <table:table-cell table:style-name="ce4" office:value-type="string">
            <text:p>Right-clicking on another item doesn't deselect the previous selected item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Set recursive view mode only effected by restart</text:p>
          </table:table-cell>
          <table:table-cell table:style-name="ce8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Slow creation of context menu</text:p>
          </table:table-cell>
          <table:table-cell table:style-name="ce8" office:value-type="string">
            <text:p>(x)</text:p>
          </table:table-cell>
          <table:table-cell table:style-name="ce4" office:value-type="string">
            <text:p>Fixed for me – Andi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Tag / album counters not always updated</text:p>
          </table:table-cell>
          <table:table-cell table:style-name="ce8"/>
          <table:table-cell table:style-name="ce4"/>
          <table:table-cell table:number-columns-repeated="1021"/>
        </table:table-row>
        <table:table-row table:style-name="ro4">
          <table:table-cell table:style-name="ce4" office:value-type="string">
            <text:p>Thumbnail rotation does not change.</text:p>
          </table:table-cell>
          <table:table-cell table:style-name="ce8"/>
          <table:table-cell table:style-name="ce4"/>
          <table:table-cell table:number-columns-repeated="1021"/>
        </table:table-row>
        <table:table-row table:style-name="ro2" table:number-rows-repeated="65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database-ranges>
        <table:database-range table:target-range-address="Tabelle1.A4:Tabelle1.C3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ssue" style:family="table-cell" style:parent-style-name="Default">
      <style:table-cell-properties fo:background-color="#ffffcc" fo:wrap-option="wrap" fo:border="0.002cm solid #000000" style:vertical-align="middle"/>
      <style:text-properties fo:color="#ff0000"/>
    </style:style>
    <style:style style:name="mystandard" style:family="table-cell" style:parent-style-name="Default">
      <style:table-cell-properties fo:wrap-option="wrap" fo:border="0.002cm solid #000000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29">29.05.2009</text:date>, <text:time>15:26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as Clemens</meta:initial-creator>
    <meta:creation-date>2009-05-28T12:16:03</meta:creation-date>
    <dc:date>2009-05-29T15:26:37</dc:date>
    <meta:editing-duration>PT01H06M25S</meta:editing-duration>
    <meta:editing-cycles>50</meta:editing-cycles>
    <meta:generator>OpenOffice.org/3.1$Linux OpenOffice.org_project/310m11$Build-9399</meta:generator>
    <dc:creator>Andreas Clemens</dc:creator>
    <meta:document-statistic meta:table-count="3" meta:cell-count="51" meta:object-count="0"/>
  </office:meta>
</office:document-meta>
</file>